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1.0244in"/>
    </style:style>
    <style:style style:name="co4" style:family="table-column">
      <style:table-column-properties fo:break-before="auto" style:column-width="0.9744in"/>
    </style:style>
    <style:style style:name="co5" style:family="table-column">
      <style:table-column-properties fo:break-before="auto" style:column-width="1.0209in"/>
    </style:style>
    <style:style style:name="co6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121">
      <style:text-properties fo:font-weight="bold" style:font-weight-asian="bold" style:font-weight-complex="bold"/>
    </style:style>
    <style:style style:name="ce6" style:family="table-cell" style:parent-style-name="Default" style:data-style-name="N121"/>
    <style:style style:name="ce7" style:family="table-cell" style:parent-style-name="Default" style:data-style-name="N120">
      <style:text-properties fo:font-weight="bold" style:font-weight-asian="bold" style:font-weight-complex="bold"/>
    </style:style>
    <style:style style:name="ce8" style:family="table-cell" style:parent-style-name="Default" style:data-style-name="N12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lab7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Wzmacniacz tranzystorow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szę państwa!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cyloskop na wyjście CH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d rezystor CH1 ten po lewej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se gdziekolwie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ndy ustawić na 1 wszędz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ametry układu mierzymy oscyloskopem MEASURE →Upk-Upk Na obu kanała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e ma prawa być żadnych zniekształceń przebieg czysto sinusoidalne , jak są zniekształcenia to sprawko do kubła =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 zdjęciu ma być jak ładny jest przebieg wyjściowy( przy maxymalnym wzmocnieniu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edna zwora zwiera RG a druga dołącza obiciążenie RL do wyjścia ukłąd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warcie RG uznajemy że jest 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yciągniecie zwory włączającej Rl mamy infinit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ym będziemy manipulowa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rakterystyk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 wyżej to jest KU1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 na czerwono to jest KUS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la przebiegu wyżej RG=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la niżej R!=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e będziemy mierzyć charakterystyczne punkty charakterystyk wzmacniacz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zmocnienie w zakresie gdzie charakterystyka przebiega płasko ( po prostu obaczyć mneijwiecej jak się zmienia 0.2kH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ziom poziomej częsci owych charakterysty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az cztery częstotliwości granicz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d1,fg1,fd2,fg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 jedno dla KUSk a drugie dla Ku12)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Prze Ce!=0 kilka set mikrofaradów mierzymy KU12, KuSk → odpowiadające im dolne fd1,fd2 oraz górne fg1,fg2 graniczne częstotliwości a także resystancje wejściową I wyjściową układ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zem tych parametrów ma być 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 samo powtarzamy przy Ce=0 ( wyżucamy kondensator emiterowy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emy jak przebiega mając dolne górne graniczne wiemy jak charakterystyka będzie przebiegał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żna te parametry nanieśc lub naszkicować charakterystyke I nanieść na symulacj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zy nie mierzym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u12 mierzymy przy rezystancji generatora =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ystarczy teraz wyjąć zwore I to co mamy to jest KUS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lna I górna 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la RG=0 mierzymy KU12 jedną dolną jedną górn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edziemy w dół patrzymy kiedy spada o 30% 0.701 napięcie na wyjści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ak zmierzyć Rwej I Rwyj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wej mierzymy wiedząc jaka jest Rezystancja genearatora oraz iLe wynosi KU12 iKUS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we obliczymy jak to znamy ( już obliczyliśmhy pos©ednio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wyj do jej obliczneia musimy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erzemy KU12 lub KUSK blye 1 paramet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raz przyjmujemy RL=infinity ( wyciągamy zwore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 jeszcze raz mierzymy KU1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 Wiedząc ile wynosiły te parametry możemy policzyć Rwyj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zielnik dzieli przez 10 to jest ta zwora co ma być cały czas włąćzona – zmniejsza sygnał sterujacy wzmacniaczem co by nie było zniekształceń , zmniejsza szumy na oscyloskopem bo my mierzymy przed dzielnikiem na CH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rawdzić prąd w punkcie pracy I UCEQ w puncie prac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pięcie na oporniku RE I na podtsawie tego obliczamy IE – URE/RE</text:p>
          </table:table-cell>
          <table:table-cell table:number-columns-repeated="102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shapes>
          <draw:frame draw:z-index="0" draw:style-name="gr1" draw:text-style-name="P1" svg:width="6.2988in" svg:height="3.5429in" svg:x="11.6343in" svg:y="0in">
            <draw:object draw:notify-on-update-of-ranges="Sheet2.D1:Sheet2.D1 Sheet2.D2:Sheet2.D11 Sheet2.A2:Sheet2.A11 Sheet2.K1:Sheet2.K1 Sheet2.K2:Sheet2.K9 Sheet2.H2:Sheet2.H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26in" svg:height="3.5378in" svg:x="11.6465in" svg:y="3.8772in">
            <draw:object draw:notify-on-update-of-ranges="Sheet2.D16:Sheet2.D16 Sheet2.D17:Sheet2.D22 Sheet2.A17:Sheet2.A22 Sheet2.K16:Sheet2.K16 Sheet2.K17:Sheet2.K24 Sheet2.H17:Sheet2.H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1016" table:default-cell-style-name="ce1"/>
        <table:table-row table:style-name="ro1">
          <table:table-cell table:style-name="ce2" office:value-type="string" calcext:value-type="string">
            <text:p>f[kHz]</text:p>
          </table:table-cell>
          <table:table-cell table:style-name="ce5" office:value-type="string" calcext:value-type="string">
            <text:p>Vwe12 [mV]</text:p>
          </table:table-cell>
          <table:table-cell table:style-name="ce2" office:value-type="string" calcext:value-type="string">
            <text:p>Vwy12[V]</text:p>
          </table:table-cell>
          <table:table-cell table:style-name="ce2" office:value-type="string" calcext:value-type="string">
            <text:p>Ku12</text:p>
          </table:table-cell>
          <table:table-cell table:number-columns-repeated="3"/>
          <table:table-cell table:style-name="ce2" office:value-type="string" calcext:value-type="string">
            <text:p>f[kHz]</text:p>
          </table:table-cell>
          <table:table-cell table:style-name="ce2" office:value-type="string" calcext:value-type="string">
            <text:p>VweSK[mV]</text:p>
          </table:table-cell>
          <table:table-cell table:style-name="ce2" office:value-type="string" calcext:value-type="string">
            <text:p>VwySK[V]</text:p>
          </table:table-cell>
          <table:table-cell table:style-name="ce2" office:value-type="string" calcext:value-type="string">
            <text:p>KuSK</text:p>
          </table:table-cell>
          <table:table-cell table:number-columns-repeated="1013"/>
        </table:table-row>
        <table:table-row table:style-name="ro1">
          <table:table-cell table:style-name="ce3" office:value-type="float" office:value="0.25" calcext:value-type="float">
            <text:p>0.25</text:p>
          </table:table-cell>
          <table:table-cell table:style-name="ce5" office:value-type="float" office:value="74" calcext:value-type="float">
            <text:p>74.0</text:p>
          </table:table-cell>
          <table:table-cell table:style-name="ce7" table:formula="of:=0.568*0.7" office:value-type="float" office:value="0.3976" calcext:value-type="float">
            <text:p>0.398</text:p>
          </table:table-cell>
          <table:table-cell table:style-name="ce3" table:formula="of:=[.C2]/([.B2]/10000)" office:value-type="float" office:value="53.7297297297297" calcext:value-type="float">
            <text:p>53.73</text:p>
          </table:table-cell>
          <table:table-cell table:style-name="ce2" table:number-columns-repeated="2"/>
          <table:table-cell/>
          <table:table-cell table:style-name="ce3" office:value-type="float" office:value="0.15" calcext:value-type="float">
            <text:p>0.15</text:p>
          </table:table-cell>
          <table:table-cell table:style-name="ce5" office:value-type="float" office:value="72.8" calcext:value-type="float">
            <text:p>72.8</text:p>
          </table:table-cell>
          <table:table-cell table:style-name="ce7" office:value-type="float" office:value="0.21" calcext:value-type="float">
            <text:p>0.210</text:p>
          </table:table-cell>
          <table:table-cell table:style-name="ce3" table:formula="of:=[.J2]/([.I2]/10000)" office:value-type="float" office:value="28.8461538461538" calcext:value-type="float">
            <text:p>28.85</text:p>
          </table:table-cell>
          <table:table-cell table:number-columns-repeated="1013"/>
        </table:table-row>
        <table:table-row table:style-name="ro1">
          <table:table-cell table:style-name="ce4" office:value-type="float" office:value="0.35" calcext:value-type="float">
            <text:p>0.35</text:p>
          </table:table-cell>
          <table:table-cell table:style-name="ce6" office:value-type="float" office:value="73.6" calcext:value-type="float">
            <text:p>73.6</text:p>
          </table:table-cell>
          <table:table-cell table:style-name="ce8" office:value-type="float" office:value="0.448" calcext:value-type="float">
            <text:p>0.448</text:p>
          </table:table-cell>
          <table:table-cell table:style-name="ce4" table:formula="of:=[.C3]/([.B3]/10000)" office:value-type="float" office:value="60.8695652173913" calcext:value-type="float">
            <text:p>60.87</text:p>
          </table:table-cell>
          <table:table-cell table:number-columns-repeated="3"/>
          <table:table-cell table:style-name="ce4" office:value-type="float" office:value="0.35" calcext:value-type="float">
            <text:p>0.35</text:p>
          </table:table-cell>
          <table:table-cell table:style-name="ce6" office:value-type="float" office:value="74" calcext:value-type="float">
            <text:p>74.0</text:p>
          </table:table-cell>
          <table:table-cell table:style-name="ce8" office:value-type="float" office:value="0.272" calcext:value-type="float">
            <text:p>0.272</text:p>
          </table:table-cell>
          <table:table-cell table:style-name="ce4" table:formula="of:=[.J3]/([.I3]/10000)" office:value-type="float" office:value="36.7567567567568" calcext:value-type="float">
            <text:p>36.76</text:p>
          </table:table-cell>
          <table:table-cell table:number-columns-repeated="1013"/>
        </table:table-row>
        <table:table-row table:style-name="ro1">
          <table:table-cell table:style-name="ce4" office:value-type="float" office:value="0.475" calcext:value-type="float">
            <text:p>0.48</text:p>
          </table:table-cell>
          <table:table-cell table:style-name="ce6" office:value-type="float" office:value="73.6" calcext:value-type="float">
            <text:p>73.6</text:p>
          </table:table-cell>
          <table:table-cell table:style-name="ce8" office:value-type="float" office:value="0.5" calcext:value-type="float">
            <text:p>0.500</text:p>
          </table:table-cell>
          <table:table-cell table:style-name="ce4" table:formula="of:=[.C4]/([.B4]/10000)" office:value-type="float" office:value="67.9347826086957" calcext:value-type="float">
            <text:p>67.93</text:p>
          </table:table-cell>
          <table:table-cell table:style-name="ce2" office:value-type="string" calcext:value-type="string">
            <text:p>Rwy=</text:p>
          </table:table-cell>
          <table:table-cell table:formula="of:=([.C13]/[.C7]-1)*[.A30]" office:value-type="float" office:value="1353.92781690141" calcext:value-type="float">
            <text:p>1353.9278169014</text:p>
          </table:table-cell>
          <table:table-cell/>
          <table:table-cell table:style-name="ce4" office:value-type="float" office:value="0.55" calcext:value-type="float">
            <text:p>0.55</text:p>
          </table:table-cell>
          <table:table-cell table:style-name="ce6" office:value-type="float" office:value="73" calcext:value-type="float">
            <text:p>73.0</text:p>
          </table:table-cell>
          <table:table-cell table:style-name="ce8" office:value-type="float" office:value="0.288" calcext:value-type="float">
            <text:p>0.288</text:p>
          </table:table-cell>
          <table:table-cell table:style-name="ce4" table:formula="of:=[.J4]/([.I4]/10000)" office:value-type="float" office:value="39.4520547945205" calcext:value-type="float">
            <text:p>39.45</text:p>
          </table:table-cell>
          <table:table-cell office:value-type="string" calcext:value-type="string">
            <text:p>Rwy=</text:p>
          </table:table-cell>
          <table:table-cell table:formula="of:=([.J11]/[.J7]-1)*[.A30]" office:value-type="float" office:value="1297.67333333333" calcext:value-type="float">
            <text:p>1297.6733333333</text:p>
          </table:table-cell>
          <table:table-cell table:number-columns-repeated="1011"/>
        </table:table-row>
        <table:table-row table:style-name="ro1">
          <table:table-cell table:style-name="ce4" office:value-type="float" office:value="0.6" calcext:value-type="float">
            <text:p>0.60</text:p>
          </table:table-cell>
          <table:table-cell table:style-name="ce6" office:value-type="float" office:value="73" calcext:value-type="float">
            <text:p>73.0</text:p>
          </table:table-cell>
          <table:table-cell table:style-name="ce8" office:value-type="float" office:value="0.545" calcext:value-type="float">
            <text:p>0.545</text:p>
          </table:table-cell>
          <table:table-cell table:style-name="ce4" table:formula="of:=[.C5]/([.B5]/10000)" office:value-type="float" office:value="74.6575342465754" calcext:value-type="float">
            <text:p>74.66</text:p>
          </table:table-cell>
          <table:table-cell table:style-name="ce2" office:value-type="string" calcext:value-type="string">
            <text:p>?Rwe=</text:p>
          </table:table-cell>
          <table:table-cell table:formula="of:=[.B30]/([.D7]/[.K6]-1)-[.C30]" office:value-type="float" office:value="1283.37210228631" calcext:value-type="float">
            <text:p>1283.3721022863</text:p>
          </table:table-cell>
          <table:table-cell/>
          <table:table-cell table:style-name="ce4" office:value-type="float" office:value="5" calcext:value-type="float">
            <text:p>5.00</text:p>
          </table:table-cell>
          <table:table-cell table:style-name="ce6" office:value-type="float" office:value="74.4" calcext:value-type="float">
            <text:p>74.4</text:p>
          </table:table-cell>
          <table:table-cell table:style-name="ce8" office:value-type="float" office:value="0.3" calcext:value-type="float">
            <text:p>0.300</text:p>
          </table:table-cell>
          <table:table-cell table:style-name="ce4" table:formula="of:=[.J5]/([.I5]/10000)" office:value-type="float" office:value="40.3225806451613" calcext:value-type="float">
            <text:p>40.32</text:p>
          </table:table-cell>
          <table:table-cell table:number-columns-repeated="1013"/>
        </table:table-row>
        <table:table-row table:style-name="ro1">
          <table:table-cell table:style-name="ce4" office:value-type="float" office:value="30" calcext:value-type="float">
            <text:p>30.00</text:p>
          </table:table-cell>
          <table:table-cell table:style-name="ce6" office:value-type="float" office:value="72.5" calcext:value-type="float">
            <text:p>72.5</text:p>
          </table:table-cell>
          <table:table-cell table:style-name="ce8" office:value-type="float" office:value="0.569" calcext:value-type="float">
            <text:p>0.569</text:p>
          </table:table-cell>
          <table:table-cell table:style-name="ce4" table:formula="of:=[.C6]/([.B6]/10000)" office:value-type="float" office:value="78.4827586206897" calcext:value-type="float">
            <text:p>78.48</text:p>
          </table:table-cell>
          <table:table-cell table:number-columns-repeated="3"/>
          <table:table-cell table:style-name="ce4" office:value-type="float" office:value="70" calcext:value-type="float">
            <text:p>70.00</text:p>
          </table:table-cell>
          <table:table-cell table:style-name="ce6" office:value-type="float" office:value="73.6" calcext:value-type="float">
            <text:p>73.6</text:p>
          </table:table-cell>
          <table:table-cell table:style-name="ce8" office:value-type="float" office:value="0.3" calcext:value-type="float">
            <text:p>0.300</text:p>
          </table:table-cell>
          <table:table-cell table:style-name="ce4" table:formula="of:=[.J6]/([.I6]/10000)" office:value-type="float" office:value="40.7608695652174" calcext:value-type="float">
            <text:p>40.76</text:p>
          </table:table-cell>
          <table:table-cell table:number-columns-repeated="1013"/>
        </table:table-row>
        <table:table-row table:style-name="ro1">
          <table:table-cell table:style-name="ce4" office:value-type="float" office:value="150" calcext:value-type="float">
            <text:p>150.00</text:p>
          </table:table-cell>
          <table:table-cell table:style-name="ce6" office:value-type="float" office:value="72.4" calcext:value-type="float">
            <text:p>72.4</text:p>
          </table:table-cell>
          <table:table-cell table:style-name="ce8" office:value-type="float" office:value="0.568" calcext:value-type="float">
            <text:p>0.568</text:p>
          </table:table-cell>
          <table:table-cell table:style-name="ce4" table:formula="of:=[.C7]/([.B7]/10000)" office:value-type="float" office:value="78.4530386740332" calcext:value-type="float">
            <text:p>78.45</text:p>
          </table:table-cell>
          <table:table-cell table:number-columns-repeated="3"/>
          <table:table-cell table:style-name="ce4" office:value-type="float" office:value="85" calcext:value-type="float">
            <text:p>85.00</text:p>
          </table:table-cell>
          <table:table-cell table:style-name="ce6" office:value-type="float" office:value="73.6" calcext:value-type="float">
            <text:p>73.6</text:p>
          </table:table-cell>
          <table:table-cell table:style-name="ce8" office:value-type="float" office:value="0.3" calcext:value-type="float">
            <text:p>0.300</text:p>
          </table:table-cell>
          <table:table-cell table:style-name="ce4" table:formula="of:=[.J7]/([.I7]/10000)" office:value-type="float" office:value="40.7608695652174" calcext:value-type="float">
            <text:p>40.76</text:p>
          </table:table-cell>
          <table:table-cell table:number-columns-repeated="1013"/>
        </table:table-row>
        <table:table-row table:style-name="ro1">
          <table:table-cell table:style-name="ce4" office:value-type="float" office:value="330" calcext:value-type="float">
            <text:p>330.00</text:p>
          </table:table-cell>
          <table:table-cell table:style-name="ce6" office:value-type="float" office:value="74" calcext:value-type="float">
            <text:p>74.0</text:p>
          </table:table-cell>
          <table:table-cell table:style-name="ce8" office:value-type="float" office:value="0.55" calcext:value-type="float">
            <text:p>0.550</text:p>
          </table:table-cell>
          <table:table-cell table:style-name="ce4" table:formula="of:=[.C8]/([.B8]/10000)" office:value-type="float" office:value="74.3243243243243" calcext:value-type="float">
            <text:p>74.32</text:p>
          </table:table-cell>
          <table:table-cell table:number-columns-repeated="3"/>
          <table:table-cell table:style-name="ce4" office:value-type="float" office:value="220" calcext:value-type="float">
            <text:p>220.00</text:p>
          </table:table-cell>
          <table:table-cell table:style-name="ce6" office:value-type="float" office:value="74" calcext:value-type="float">
            <text:p>74.0</text:p>
          </table:table-cell>
          <table:table-cell table:style-name="ce8" office:value-type="float" office:value="0.272" calcext:value-type="float">
            <text:p>0.272</text:p>
          </table:table-cell>
          <table:table-cell table:style-name="ce4" table:formula="of:=[.J8]/([.I8]/10000)" office:value-type="float" office:value="36.7567567567568" calcext:value-type="float">
            <text:p>36.76</text:p>
          </table:table-cell>
          <table:table-cell table:number-columns-repeated="1013"/>
        </table:table-row>
        <table:table-row table:style-name="ro1">
          <table:table-cell table:style-name="ce4" office:value-type="float" office:value="525" calcext:value-type="float">
            <text:p>525.00</text:p>
          </table:table-cell>
          <table:table-cell table:style-name="ce6" office:value-type="float" office:value="72.4" calcext:value-type="float">
            <text:p>72.4</text:p>
          </table:table-cell>
          <table:table-cell table:style-name="ce8" office:value-type="float" office:value="0.506" calcext:value-type="float">
            <text:p>0.506</text:p>
          </table:table-cell>
          <table:table-cell table:style-name="ce4" table:formula="of:=[.C9]/([.B9]/10000)" office:value-type="float" office:value="69.8895027624309" calcext:value-type="float">
            <text:p>69.89</text:p>
          </table:table-cell>
          <table:table-cell table:number-columns-repeated="3"/>
          <table:table-cell table:style-name="ce3" office:value-type="float" office:value="440" calcext:value-type="float">
            <text:p>440.00</text:p>
          </table:table-cell>
          <table:table-cell table:style-name="ce5" office:value-type="float" office:value="73" calcext:value-type="float">
            <text:p>73.0</text:p>
          </table:table-cell>
          <table:table-cell table:style-name="ce7" office:value-type="float" office:value="0.212" calcext:value-type="float">
            <text:p>0.212</text:p>
          </table:table-cell>
          <table:table-cell table:style-name="ce3" table:formula="of:=[.J9]/([.I9]/10000)" office:value-type="float" office:value="29.041095890411" calcext:value-type="float">
            <text:p>29.04</text:p>
          </table:table-cell>
          <table:table-cell table:number-columns-repeated="1013"/>
        </table:table-row>
        <table:table-row table:style-name="ro1">
          <table:table-cell table:style-name="ce4" office:value-type="float" office:value="840" calcext:value-type="float">
            <text:p>840.00</text:p>
          </table:table-cell>
          <table:table-cell table:style-name="ce6" office:value-type="float" office:value="73.6" calcext:value-type="float">
            <text:p>73.6</text:p>
          </table:table-cell>
          <table:table-cell table:style-name="ce8" office:value-type="float" office:value="0.442" calcext:value-type="float">
            <text:p>0.442</text:p>
          </table:table-cell>
          <table:table-cell table:style-name="ce4" table:formula="of:=[.C10]/([.B10]/10000)" office:value-type="float" office:value="60.054347826087" calcext:value-type="float">
            <text:p>60.05</text:p>
          </table:table-cell>
          <table:table-cell table:number-columns-repeated="3"/>
          <table:table-cell table:style-name="ce2" office:value-type="string" calcext:value-type="string">
            <text:p>Rl=inf</text:p>
          </table:table-cell>
          <table:table-cell table:style-name="ce6"/>
          <table:table-cell table:style-name="ce8"/>
          <table:table-cell table:number-columns-repeated="1014"/>
        </table:table-row>
        <table:table-row table:style-name="ro1">
          <table:table-cell table:style-name="ce3" office:value-type="float" office:value="1000" calcext:value-type="float">
            <text:p>1000.00</text:p>
          </table:table-cell>
          <table:table-cell table:style-name="ce5" office:value-type="float" office:value="72" calcext:value-type="float">
            <text:p>72.0</text:p>
          </table:table-cell>
          <table:table-cell table:style-name="ce7" office:value-type="float" office:value="0.392" calcext:value-type="float">
            <text:p>0.392</text:p>
          </table:table-cell>
          <table:table-cell table:style-name="ce3" table:formula="of:=[.C11]/([.B11]/10000)" office:value-type="float" office:value="54.4444444444444" calcext:value-type="float">
            <text:p>54.44</text:p>
          </table:table-cell>
          <table:table-cell table:style-name="ce2" table:number-columns-repeated="2"/>
          <table:table-cell/>
          <table:table-cell office:value-type="string" calcext:value-type="string">
            <text:p>85Khz</text:p>
          </table:table-cell>
          <table:table-cell table:style-name="ce6" office:value-type="float" office:value="73" calcext:value-type="float">
            <text:p>73.0</text:p>
          </table:table-cell>
          <table:table-cell table:style-name="ce7" office:value-type="float" office:value="0.544" calcext:value-type="float">
            <text:p>0.54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l=inf</text:p>
          </table:table-cell>
          <table:table-cell table:style-name="ce6"/>
          <table:table-cell table:style-name="ce8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150Khz</text:p>
          </table:table-cell>
          <table:table-cell table:style-name="ce6" office:value-type="float" office:value="72.2" calcext:value-type="float">
            <text:p>72.2</text:p>
          </table:table-cell>
          <table:table-cell table:style-name="ce7" office:value-type="float" office:value="1.05" calcext:value-type="float">
            <text:p>1.050</text:p>
          </table:table-cell>
          <table:table-cell table:style-name="ce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Bez Kondensatora C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[kHz]</text:p>
          </table:table-cell>
          <table:table-cell table:style-name="ce2" office:value-type="string" calcext:value-type="string">
            <text:p>Vwe12 [V]</text:p>
          </table:table-cell>
          <table:table-cell table:style-name="ce2" office:value-type="string" calcext:value-type="string">
            <text:p>Vwy12[V]</text:p>
          </table:table-cell>
          <table:table-cell table:style-name="ce2" office:value-type="string" calcext:value-type="string">
            <text:p>Ku12</text:p>
          </table:table-cell>
          <table:table-cell table:number-columns-repeated="3"/>
          <table:table-cell table:style-name="ce2" office:value-type="string" calcext:value-type="string">
            <text:p>f[KHz]</text:p>
          </table:table-cell>
          <table:table-cell table:style-name="ce2" office:value-type="string" calcext:value-type="string">
            <text:p>VweSK[mV]</text:p>
          </table:table-cell>
          <table:table-cell table:style-name="ce7" office:value-type="string" calcext:value-type="string">
            <text:p>VwySK[V]</text:p>
          </table:table-cell>
          <table:table-cell table:style-name="ce2" office:value-type="string" calcext:value-type="string">
            <text:p>KuSK</text:p>
          </table:table-cell>
          <table:table-cell table:number-columns-repeated="1013"/>
        </table:table-row>
        <table:table-row table:style-name="ro1">
          <table:table-cell table:style-name="ce3" office:value-type="float" office:value="0.06" calcext:value-type="float">
            <text:p>0.06</text:p>
          </table:table-cell>
          <table:table-cell table:style-name="ce2" office:value-type="float" office:value="1.44" calcext:value-type="float">
            <text:p>1.44</text:p>
          </table:table-cell>
          <table:table-cell table:style-name="ce7" office:value-type="float" office:value="0.138" calcext:value-type="float">
            <text:p>0.138</text:p>
          </table:table-cell>
          <table:table-cell table:style-name="ce3" table:formula="of:=[.C17]/([.B17]/10)" office:value-type="float" office:value="0.958333333333333" calcext:value-type="float">
            <text:p>0.96</text:p>
          </table:table-cell>
          <table:table-cell table:style-name="ce2" table:number-columns-repeated="2"/>
          <table:table-cell/>
          <table:table-cell table:style-name="ce3" office:value-type="float" office:value="0.06" calcext:value-type="float">
            <text:p>0.06</text:p>
          </table:table-cell>
          <table:table-cell table:style-name="ce2" office:value-type="float" office:value="1.44" calcext:value-type="float">
            <text:p>1.44</text:p>
          </table:table-cell>
          <table:table-cell table:style-name="ce7" office:value-type="float" office:value="0.122" calcext:value-type="float">
            <text:p>0.122</text:p>
          </table:table-cell>
          <table:table-cell table:style-name="ce3" table:formula="of:=[.J17]/([.I17]/10)" office:value-type="float" office:value="0.847222222222222" calcext:value-type="float">
            <text:p>0.85</text:p>
          </table:table-cell>
          <table:table-cell table:number-columns-repeated="1013"/>
        </table:table-row>
        <table:table-row table:style-name="ro1">
          <table:table-cell table:style-name="ce4" office:value-type="float" office:value="0.22" calcext:value-type="float">
            <text:p>0.22</text:p>
          </table:table-cell>
          <table:table-cell office:value-type="float" office:value="1.44" calcext:value-type="float">
            <text:p>1.44</text:p>
          </table:table-cell>
          <table:table-cell table:style-name="ce8" office:value-type="float" office:value="0.18" calcext:value-type="float">
            <text:p>0.180</text:p>
          </table:table-cell>
          <table:table-cell table:style-name="ce4" table:formula="of:=[.C18]/([.B18]/10)" office:value-type="float" office:value="1.25" calcext:value-type="float">
            <text:p>1.25</text:p>
          </table:table-cell>
          <table:table-cell table:number-columns-repeated="3"/>
          <table:table-cell table:style-name="ce4" office:value-type="float" office:value="0.088" calcext:value-type="float">
            <text:p>0.09</text:p>
          </table:table-cell>
          <table:table-cell office:value-type="float" office:value="1.44" calcext:value-type="float">
            <text:p>1.44</text:p>
          </table:table-cell>
          <table:table-cell table:style-name="ce8" office:value-type="float" office:value="0.144" calcext:value-type="float">
            <text:p>0.144</text:p>
          </table:table-cell>
          <table:table-cell table:style-name="ce4" table:formula="of:=[.J18]/([.I18]/10)" office:value-type="float" office:value="1" calcext:value-type="float">
            <text:p>1.00</text:p>
          </table:table-cell>
          <table:table-cell table:number-columns-repeated="1013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.44" calcext:value-type="float">
            <text:p>1.44</text:p>
          </table:table-cell>
          <table:table-cell table:style-name="Default" office:value-type="float" office:value="0.2" calcext:value-type="float">
            <text:p>0.2</text:p>
          </table:table-cell>
          <table:table-cell table:style-name="ce4" table:formula="of:=[.C19]/([.B19]/10)" office:value-type="float" office:value="1.38888888888889" calcext:value-type="float">
            <text:p>1.39</text:p>
          </table:table-cell>
          <table:table-cell table:style-name="ce2" office:value-type="string" calcext:value-type="string">
            <text:p>Rwy=</text:p>
          </table:table-cell>
          <table:table-cell table:formula="of:=([.C24]/[.C20]-1)*[.A30]" office:value-type="float" office:value="1276.4" calcext:value-type="float">
            <text:p>1276.4</text:p>
          </table:table-cell>
          <table:table-cell/>
          <table:table-cell table:style-name="ce4" office:value-type="float" office:value="0.145" calcext:value-type="float">
            <text:p>0.15</text:p>
          </table:table-cell>
          <table:table-cell office:value-type="float" office:value="1.44" calcext:value-type="float">
            <text:p>1.44</text:p>
          </table:table-cell>
          <table:table-cell table:style-name="ce8" office:value-type="float" office:value="0.16" calcext:value-type="float">
            <text:p>0.160</text:p>
          </table:table-cell>
          <table:table-cell table:style-name="ce4" table:formula="of:=[.J19]/([.I19]/10)" office:value-type="float" office:value="1.11111111111111" calcext:value-type="float">
            <text:p>1.11</text:p>
          </table:table-cell>
          <table:table-cell office:value-type="string" calcext:value-type="string">
            <text:p>Rwy=</text:p>
          </table:table-cell>
          <table:table-cell table:formula="of:=([.J26]/[.J21]-1)*[.A30]" office:value-type="float" office:value="1465.63372093023" calcext:value-type="float">
            <text:p>1465.6337209302</text:p>
          </table:table-cell>
          <table:table-cell table:number-columns-repeated="1011"/>
        </table:table-row>
        <table:table-row table:style-name="ro1">
          <table:table-cell table:style-name="ce4" office:value-type="float" office:value="130" calcext:value-type="float">
            <text:p>130.00</text:p>
          </table:table-cell>
          <table:table-cell table:formula="of:=1.44" office:value-type="float" office:value="1.44" calcext:value-type="float">
            <text:p>1.44</text:p>
          </table:table-cell>
          <table:table-cell table:style-name="ce8" office:value-type="float" office:value="0.2" calcext:value-type="float">
            <text:p>0.200</text:p>
          </table:table-cell>
          <table:table-cell table:style-name="ce4" table:formula="of:=[.C20]/([.B20]/10)" office:value-type="float" office:value="1.38888888888889" calcext:value-type="float">
            <text:p>1.39</text:p>
          </table:table-cell>
          <table:table-cell table:style-name="ce2" office:value-type="string" calcext:value-type="string">
            <text:p>?Rwe=</text:p>
          </table:table-cell>
          <table:table-cell table:formula="of:=[.B30]/([.D20]/[.K21])-[.C30]" office:value-type="float" office:value="1018.56" calcext:value-type="float">
            <text:p>1018.56</text:p>
          </table:table-cell>
          <table:table-cell/>
          <table:table-cell table:style-name="ce4" office:value-type="float" office:value="10" calcext:value-type="float">
            <text:p>10.00</text:p>
          </table:table-cell>
          <table:table-cell office:value-type="float" office:value="1.44" calcext:value-type="float">
            <text:p>1.44</text:p>
          </table:table-cell>
          <table:table-cell table:style-name="ce8" office:value-type="float" office:value="0.172" calcext:value-type="float">
            <text:p>0.172</text:p>
          </table:table-cell>
          <table:table-cell table:style-name="ce4" table:formula="of:=[.J20]/([.I20]/10)" office:value-type="float" office:value="1.19444444444444" calcext:value-type="float">
            <text:p>1.19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" office:value-type="float" office:value="460" calcext:value-type="float">
            <text:p>460.00</text:p>
          </table:table-cell>
          <table:table-cell office:value-type="float" office:value="1.44" calcext:value-type="float">
            <text:p>1.44</text:p>
          </table:table-cell>
          <table:table-cell table:style-name="ce8" office:value-type="float" office:value="0.18" calcext:value-type="float">
            <text:p>0.180</text:p>
          </table:table-cell>
          <table:table-cell table:style-name="ce4" table:formula="of:=[.C21]/([.B21]/10)" office:value-type="float" office:value="1.25" calcext:value-type="float">
            <text:p>1.25</text:p>
          </table:table-cell>
          <table:table-cell table:number-columns-repeated="3"/>
          <table:table-cell table:style-name="ce4" office:value-type="float" office:value="30" calcext:value-type="float">
            <text:p>30.00</text:p>
          </table:table-cell>
          <table:table-cell office:value-type="float" office:value="1.44" calcext:value-type="float">
            <text:p>1.44</text:p>
          </table:table-cell>
          <table:table-cell table:style-name="ce8" office:value-type="float" office:value="0.172" calcext:value-type="float">
            <text:p>0.172</text:p>
          </table:table-cell>
          <table:table-cell table:style-name="ce4" table:formula="of:=[.J21]/([.I21]/10)" office:value-type="float" office:value="1.19444444444444" calcext:value-type="float">
            <text:p>1.19</text:p>
          </table:table-cell>
          <table:table-cell table:number-columns-repeated="1013"/>
        </table:table-row>
        <table:table-row table:style-name="ro1">
          <table:table-cell table:style-name="ce3" office:value-type="float" office:value="1000" calcext:value-type="float">
            <text:p>1000.00</text:p>
          </table:table-cell>
          <table:table-cell table:style-name="ce2" office:value-type="float" office:value="1.44" calcext:value-type="float">
            <text:p>1.44</text:p>
          </table:table-cell>
          <table:table-cell table:style-name="ce7" office:value-type="float" office:value="0.142" calcext:value-type="float">
            <text:p>0.142</text:p>
          </table:table-cell>
          <table:table-cell table:style-name="ce3" table:formula="of:=[.C22]/([.B22]/10)" office:value-type="float" office:value="0.986111111111111" calcext:value-type="float">
            <text:p>0.99</text:p>
          </table:table-cell>
          <table:table-cell table:style-name="ce2" table:number-columns-repeated="2"/>
          <table:table-cell/>
          <table:table-cell table:style-name="ce4" office:value-type="float" office:value="515" calcext:value-type="float">
            <text:p>515.00</text:p>
          </table:table-cell>
          <table:table-cell office:value-type="float" office:value="1.44" calcext:value-type="float">
            <text:p>1.44</text:p>
          </table:table-cell>
          <table:table-cell table:style-name="ce8" office:value-type="float" office:value="0.158" calcext:value-type="float">
            <text:p>0.158</text:p>
          </table:table-cell>
          <table:table-cell table:style-name="ce4" table:formula="of:=[.J22]/([.I22]/10)" office:value-type="float" office:value="1.09722222222222" calcext:value-type="float">
            <text:p>1.1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l=inf</text:p>
          </table:table-cell>
          <table:table-cell/>
          <table:table-cell table:style-name="ce8"/>
          <table:table-cell table:number-columns-repeated="4"/>
          <table:table-cell table:style-name="ce4" office:value-type="float" office:value="785" calcext:value-type="float">
            <text:p>785.00</text:p>
          </table:table-cell>
          <table:table-cell office:value-type="float" office:value="1.44" calcext:value-type="float">
            <text:p>1.44</text:p>
          </table:table-cell>
          <table:table-cell table:style-name="ce8" office:value-type="float" office:value="0.14" calcext:value-type="float">
            <text:p>0.140</text:p>
          </table:table-cell>
          <table:table-cell table:style-name="ce4" table:formula="of:=[.J23]/([.I23]/10)" office:value-type="float" office:value="0.972222222222222" calcext:value-type="float">
            <text:p>0.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0Khz</text:p>
          </table:table-cell>
          <table:table-cell office:value-type="float" office:value="1.46" calcext:value-type="float">
            <text:p>1.46</text:p>
          </table:table-cell>
          <table:table-cell table:style-name="ce7" office:value-type="float" office:value="0.36" calcext:value-type="float">
            <text:p>0.360</text:p>
          </table:table-cell>
          <table:table-cell table:number-columns-repeated="4"/>
          <table:table-cell table:style-name="ce3" office:value-type="float" office:value="1150" calcext:value-type="float">
            <text:p>1150.00</text:p>
          </table:table-cell>
          <table:table-cell table:style-name="ce2" office:value-type="float" office:value="1.44" calcext:value-type="float">
            <text:p>1.44</text:p>
          </table:table-cell>
          <table:table-cell table:style-name="ce7" office:value-type="float" office:value="0.12" calcext:value-type="float">
            <text:p>0.120</text:p>
          </table:table-cell>
          <table:table-cell table:style-name="ce3" table:formula="of:=[.J24]/([.I24]/10)" office:value-type="float" office:value="0.833333333333333" calcext:value-type="float">
            <text:p>0.83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" office:value-type="string" calcext:value-type="string">
            <text:p>Rl=inf</text:p>
          </table:table-cell>
          <table:table-cell/>
          <table:table-cell table:style-name="ce8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30Khz</text:p>
          </table:table-cell>
          <table:table-cell office:value-type="float" office:value="1.44" calcext:value-type="float">
            <text:p>1.44</text:p>
          </table:table-cell>
          <table:table-cell table:style-name="ce7" office:value-type="float" office:value="0.33" calcext:value-type="float">
            <text:p>0.33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RL</text:p>
          </table:table-cell>
          <table:table-cell table:style-name="ce2" office:value-type="string" calcext:value-type="string">
            <text:p>Rg</text:p>
          </table:table-cell>
          <table:table-cell table:style-name="ce2" office:value-type="string" calcext:value-type="string">
            <text:p>Rdzielnika</text:p>
          </table:table-cell>
          <table:table-cell table:number-columns-repeated="1021"/>
        </table:table-row>
        <table:table-row table:style-name="ro2">
          <table:table-cell office:value-type="float" office:value="1595.5" calcext:value-type="float">
            <text:p>1595.5</text:p>
          </table:table-cell>
          <table:table-cell office:value-type="float" office:value="1196" calcext:value-type="float">
            <text:p>1196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04853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1" style:font-size-asian="24pt" style:language-asian="zh" style:country-asian="CN" style:font-name-complex="DejaVu Sans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DejaVu Sans" fo:font-family="'DejaVu Sans'" fo:font-size="11pt" style:font-name-asian="DejaVu Sans" style:font-family-asian="'DejaVu Sans'" style:font-size-asian="11pt" style:font-name-complex="DejaVu Sans" style:font-family-complex="'DejaVu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5-03T15:13:45.091353328</dc:date>
    <meta:editing-cycles>14</meta:editing-cycles>
    <meta:editing-duration>PT3H2M30S</meta:editing-duration>
    <meta:document-statistic meta:table-count="2" meta:cell-count="2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995cm" svg:y="0.316cm" chart:style-name="ch2">
          <text:p>Charakterystyka częstotliowściowa wzmacniacza</text:p>
        </chart:title>
        <chart:legend chart:legend-position="end" svg:x="14.345cm" svg:y="3.952cm" style:legend-expansion="high" chart:style-name="ch3"/>
        <chart:plot-area chart:style-name="ch4" table:cell-range-address="Sheet2.A2:Sheet2.A11 Sheet2.D1:Sheet2.D11 Sheet2.K1:Sheet2.K9" chart:data-source-has-labels="row" svg:x="0.749cm" svg:y="1.102cm" svg:width="13.701cm" svg:height="7.381cm">
          <chartooo:coordinate-region svg:x="1.847cm" svg:y="1.301cm" svg:width="11.993cm" svg:height="6.536cm"/>
          <chart:axis chart:dimension="x" chart:name="primary-x" chart:style-name="ch5">
            <chart:title svg:x="7.105cm" svg:y="8.44cm" chart:style-name="ch6">
              <text:p>f [kHz]</text:p>
            </chart:title>
          </chart:axis>
          <chart:axis chart:dimension="y" chart:name="primary-y" chart:style-name="ch7">
            <chart:title svg:x="0cm" svg:y="5.418cm" chart:style-name="ch8">
              <text:p>Ku [V/V]</text:p>
            </chart:title>
            <chart:grid chart:style-name="ch9" chart:class="major"/>
          </chart:axis>
          <chart:series chart:style-name="ch10" chart:values-cell-range-address="Sheet2.D2:Sheet2.D11" chart:label-cell-address="Sheet2.D1:Sheet2.D1" chart:class="chart:scatter">
            <chart:domain table:cell-range-address="Sheet2.A2:Sheet2.A11"/>
            <chart:data-point chart:repeated="10"/>
          </chart:series>
          <chart:series chart:style-name="ch11" chart:values-cell-range-address="Sheet2.K2:Sheet2.K9" chart:label-cell-address="Sheet2.K1:Sheet2.K1" chart:class="chart:scatter">
            <chart:domain table:cell-range-address="Sheet2.H2:Sheet2.H9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u12</text:p>
                <draw:g>
                  <svg:desc>Sheet2.D1:Sheet2.D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KuSK</text:p>
                <draw:g>
                  <svg:desc>Sheet2.K1:Sheet2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Sheet2.A2:Sheet2.A11</svg:desc>
                </draw:g>
              </table:table-cell>
              <table:table-cell office:value-type="float" office:value="53.7297297297297">
                <text:p>53.7297297297297</text:p>
                <draw:g>
                  <svg:desc>Sheet2.D2:Sheet2.D11</svg:desc>
                </draw:g>
              </table:table-cell>
              <table:table-cell office:value-type="float" office:value="0.15">
                <text:p>0.15</text:p>
                <draw:g>
                  <svg:desc>Sheet2.H2:Sheet2.H9</svg:desc>
                </draw:g>
              </table:table-cell>
              <table:table-cell office:value-type="float" office:value="28.8461538461538">
                <text:p>28.8461538461538</text:p>
                <draw:g>
                  <svg:desc>Sheet2.K2:Sheet2.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60.8695652173913">
                <text:p>60.8695652173913</text:p>
              </table:table-cell>
              <table:table-cell office:value-type="float" office:value="0.35">
                <text:p>0.35</text:p>
              </table:table-cell>
              <table:table-cell office:value-type="float" office:value="36.7567567567568">
                <text:p>36.75675675675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5">
                <text:p>0.475</text:p>
              </table:table-cell>
              <table:table-cell office:value-type="float" office:value="67.9347826086957">
                <text:p>67.9347826086957</text:p>
              </table:table-cell>
              <table:table-cell office:value-type="float" office:value="0.55">
                <text:p>0.55</text:p>
              </table:table-cell>
              <table:table-cell office:value-type="float" office:value="39.4520547945205">
                <text:p>39.4520547945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74.6575342465754">
                <text:p>74.6575342465754</text:p>
              </table:table-cell>
              <table:table-cell office:value-type="float" office:value="5">
                <text:p>5</text:p>
              </table:table-cell>
              <table:table-cell office:value-type="float" office:value="40.3225806451613">
                <text:p>40.32258064516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78.4827586206897">
                <text:p>78.4827586206897</text:p>
              </table:table-cell>
              <table:table-cell office:value-type="float" office:value="70">
                <text:p>70</text:p>
              </table:table-cell>
              <table:table-cell office:value-type="float" office:value="40.7608695652174">
                <text:p>40.76086956521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78.4530386740332">
                <text:p>78.4530386740332</text:p>
              </table:table-cell>
              <table:table-cell office:value-type="float" office:value="85">
                <text:p>85</text:p>
              </table:table-cell>
              <table:table-cell office:value-type="float" office:value="40.7608695652174">
                <text:p>40.76086956521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0">
                <text:p>330</text:p>
              </table:table-cell>
              <table:table-cell office:value-type="float" office:value="74.3243243243243">
                <text:p>74.3243243243243</text:p>
              </table:table-cell>
              <table:table-cell office:value-type="float" office:value="220">
                <text:p>220</text:p>
              </table:table-cell>
              <table:table-cell office:value-type="float" office:value="36.7567567567568">
                <text:p>36.75675675675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5">
                <text:p>525</text:p>
              </table:table-cell>
              <table:table-cell office:value-type="float" office:value="69.8895027624309">
                <text:p>69.8895027624309</text:p>
              </table:table-cell>
              <table:table-cell office:value-type="float" office:value="440">
                <text:p>440</text:p>
              </table:table-cell>
              <table:table-cell office:value-type="float" office:value="29.041095890411">
                <text:p>29.0410958904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0">
                <text:p>840</text:p>
              </table:table-cell>
              <table:table-cell office:value-type="float" office:value="60.054347826087">
                <text:p>60.054347826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54.4444444444444">
                <text:p>54.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.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69cm" svg:height="8.987cm" xlink:href=".." xlink:type="simple" chart:class="chart:scatter" chart:style-name="ch1">
        <chart:title svg:x="3.029cm" svg:y="0.028cm" chart:style-name="ch2">
          <text:p>Charakterystyka częstotliwościowa wzmacniacza</text:p>
        </chart:title>
        <chart:legend chart:legend-position="end" svg:x="14.414cm" svg:y="3.945cm" style:legend-expansion="high" chart:style-name="ch3"/>
        <chart:plot-area chart:style-name="ch4" table:cell-range-address="Sheet2.A17:Sheet2.A22 Sheet2.D16:Sheet2.D22 Sheet2.K16:Sheet2.K24" chart:data-source-has-labels="row" svg:x="0.762cm" svg:y="0.633cm" svg:width="14.006cm" svg:height="7.87cm">
          <chartooo:coordinate-region svg:x="1.674cm" svg:y="0.832cm" svg:width="12.391cm" svg:height="7.024cm"/>
          <chart:axis chart:dimension="x" chart:name="primary-x" chart:style-name="ch5">
            <chart:title svg:x="7.271cm" svg:y="8.427cm" chart:style-name="ch6">
              <text:p>f [kHz]</text:p>
            </chart:title>
          </chart:axis>
          <chart:axis chart:dimension="y" chart:name="primary-y" chart:style-name="ch7">
            <chart:title svg:x="0cm" svg:y="5.194cm" chart:style-name="ch8">
              <text:p>Ku [V/V]</text:p>
            </chart:title>
            <chart:grid chart:style-name="ch9" chart:class="major"/>
          </chart:axis>
          <chart:series chart:style-name="ch10" chart:values-cell-range-address="Sheet2.D17:Sheet2.D22" chart:label-cell-address="Sheet2.D16:Sheet2.D16" chart:class="chart:scatter">
            <chart:domain table:cell-range-address="Sheet2.A17:Sheet2.A22"/>
            <chart:data-point chart:repeated="6"/>
          </chart:series>
          <chart:series chart:style-name="ch11" chart:values-cell-range-address="Sheet2.K17:Sheet2.K24" chart:label-cell-address="Sheet2.K16:Sheet2.K16" chart:class="chart:scatter">
            <chart:domain table:cell-range-address="Sheet2.H17:Sheet2.H24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u12</text:p>
                <draw:g>
                  <svg:desc>Sheet2.D16:Sheet2.D16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KuSK</text:p>
                <draw:g>
                  <svg:desc>Sheet2.K16:Sheet2.K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Sheet2.A17:Sheet2.A22</svg:desc>
                </draw:g>
              </table:table-cell>
              <table:table-cell office:value-type="float" office:value="0.958333333333333">
                <text:p>0.958333333333333</text:p>
                <draw:g>
                  <svg:desc>Sheet2.D17:Sheet2.D22</svg:desc>
                </draw:g>
              </table:table-cell>
              <table:table-cell office:value-type="float" office:value="0.06">
                <text:p>0.06</text:p>
                <draw:g>
                  <svg:desc>Sheet2.H17:Sheet2.H24</svg:desc>
                </draw:g>
              </table:table-cell>
              <table:table-cell office:value-type="float" office:value="0.847222222222222">
                <text:p>0.847222222222222</text:p>
                <draw:g>
                  <svg:desc>Sheet2.K17:Sheet2.K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">
                <text:p>0.22</text:p>
              </table:table-cell>
              <table:table-cell office:value-type="float" office:value="1.25">
                <text:p>1.25</text:p>
              </table:table-cell>
              <table:table-cell office:value-type="float" office:value="0.088">
                <text:p>0.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.38888888888889">
                <text:p>1.38888888888889</text:p>
              </table:table-cell>
              <table:table-cell office:value-type="float" office:value="0.145">
                <text:p>0.145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">
                <text:p>130</text:p>
              </table:table-cell>
              <table:table-cell office:value-type="float" office:value="1.38888888888889">
                <text:p>1.38888888888889</text:p>
              </table:table-cell>
              <table:table-cell office:value-type="float" office:value="10">
                <text:p>10</text:p>
              </table:table-cell>
              <table:table-cell office:value-type="float" office:value="1.19444444444444">
                <text:p>1.19444444444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0">
                <text:p>460</text:p>
              </table:table-cell>
              <table:table-cell office:value-type="float" office:value="1.25">
                <text:p>1.25</text:p>
              </table:table-cell>
              <table:table-cell office:value-type="float" office:value="30">
                <text:p>30</text:p>
              </table:table-cell>
              <table:table-cell office:value-type="float" office:value="1.19444444444444">
                <text:p>1.19444444444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986111111111111">
                <text:p>0.986111111111111</text:p>
              </table:table-cell>
              <table:table-cell office:value-type="float" office:value="515">
                <text:p>515</text:p>
              </table:table-cell>
              <table:table-cell office:value-type="float" office:value="1.09722222222222">
                <text:p>1.09722222222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5">
                <text:p>785</text:p>
              </table:table-cell>
              <table:table-cell office:value-type="float" office:value="0.972222222222222">
                <text:p>0.972222222222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0">
                <text:p>1150</text:p>
              </table:table-cell>
              <table:table-cell office:value-type="float" office:value="0.833333333333333">
                <text:p>0.83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